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Verdana1" officeooo:rsid="0008fb6a" officeooo:paragraph-rsid="0008fb6a"/>
    </style:style>
    <style:style style:name="P2" style:family="paragraph" style:parent-style-name="Text_20_body">
      <style:text-properties style:font-name="Verdana1" officeooo:rsid="0009a4e7" officeooo:paragraph-rsid="0009a4e7"/>
    </style:style>
    <style:style style:name="P3" style:family="paragraph" style:parent-style-name="Heading">
      <style:text-properties style:font-name="Verdana1" officeooo:rsid="0008fb6a"/>
    </style:style>
    <style:style style:name="P4" style:family="paragraph" style:parent-style-name="Heading_20_1">
      <style:paragraph-properties fo:break-before="page"/>
      <style:text-properties style:font-name="Verdana1" officeooo:rsid="0008fb6a"/>
    </style:style>
    <style:style style:name="P5" style:family="paragraph" style:parent-style-name="Heading">
      <style:text-properties style:font-name="Verdana1" officeooo:rsid="0008fb6a"/>
    </style:style>
    <style:style style:name="P6" style:family="paragraph" style:parent-style-name="Heading_20_2">
      <style:text-properties style:font-name="Verdana1" officeooo:rsid="000af1be"/>
    </style:style>
    <style:style style:name="P7" style:family="paragraph" style:parent-style-name="Heading_20_2" style:list-style-name="">
      <style:text-properties style:font-name="Verdana1" officeooo:rsid="000af1be" officeooo:paragraph-rsid="000af1be"/>
    </style:style>
    <style:style style:name="P8" style:family="paragraph" style:parent-style-name="Heading_20_2" style:list-style-name="">
      <style:text-properties style:font-name="Verdana1" officeooo:rsid="0009a4e7"/>
    </style:style>
    <style:style style:name="P9" style:family="paragraph" style:parent-style-name="Heading_20_2">
      <style:paragraph-properties fo:break-before="page"/>
      <style:text-properties style:font-name="Verdana1" officeooo:rsid="000af1be" officeooo:paragraph-rsid="000af1be"/>
    </style:style>
    <style:style style:name="P10" style:family="paragraph" style:parent-style-name="Heading_20_2">
      <style:paragraph-properties fo:break-before="page"/>
      <style:text-properties style:font-name="Verdana1" officeooo:rsid="0009a4e7"/>
    </style:style>
    <style:style style:name="P11" style:family="paragraph" style:parent-style-name="Heading_20_4">
      <style:text-properties style:font-name="Verdana1" officeooo:rsid="0009a4e7"/>
    </style:style>
    <style:style style:name="P12" style:family="paragraph" style:parent-style-name="Heading_20_3">
      <style:text-properties style:font-name="Verdana1" officeooo:rsid="000af1be"/>
    </style:style>
    <style:style style:name="P13" style:family="paragraph" style:parent-style-name="Text_20_body">
      <style:text-properties style:font-name="Verdana1" officeooo:rsid="000bde27" officeooo:paragraph-rsid="000bde27"/>
    </style:style>
    <style:style style:name="P14" style:family="paragraph" style:parent-style-name="Text_20_body" style:list-style-name="L1">
      <style:text-properties style:font-name="Verdana1" officeooo:rsid="0009a4e7" officeooo:paragraph-rsid="0009a4e7"/>
    </style:style>
    <style:style style:name="P15" style:family="paragraph" style:parent-style-name="Text_20_body" style:list-style-name="L1">
      <style:text-properties style:font-name="Verdana1" officeooo:rsid="000abd8d" officeooo:paragraph-rsid="000abd8d"/>
    </style:style>
    <style:style style:name="P16" style:family="paragraph" style:parent-style-name="Text_20_body" style:list-style-name="L1">
      <style:text-properties style:font-name="Verdana1" officeooo:rsid="000efc4e" officeooo:paragraph-rsid="000efc4e"/>
    </style:style>
    <style:style style:name="P17" style:family="paragraph" style:parent-style-name="Text_20_body">
      <style:text-properties officeooo:rsid="000af1be"/>
    </style:style>
    <style:style style:name="P18" style:family="paragraph" style:parent-style-name="Text_20_body">
      <style:text-properties officeooo:rsid="000bde27" officeooo:paragraph-rsid="000bde27"/>
    </style:style>
    <style:style style:name="P19" style:family="paragraph" style:parent-style-name="Text_20_body">
      <style:text-properties officeooo:rsid="000efc4e" officeooo:paragraph-rsid="000efc4e"/>
    </style:style>
    <style:style style:name="T1" style:family="text">
      <style:text-properties style:font-name="Verdana1"/>
    </style:style>
    <style:style style:name="T2" style:family="text">
      <style:text-properties style:font-name="Verdana1" officeooo:rsid="0009a4e7"/>
    </style:style>
    <style:style style:name="T3" style:family="text">
      <style:text-properties officeooo:rsid="000efc4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jektdokumenation Projekt C</text:p>
      <text:p text:style-name="P3">Mensa Meter</text:p>
      <text:h text:style-name="P4" text:outline-level="1">Vorwort</text:h>
      <text:p text:style-name="P1">Ziel und Inspiration des Projekts C „Mensa Meter“ war es durch eine kleine praktische Anwendung die Funktionalität von Mobilen Webbasierten Apps zu erforschen. Hierfür sollte verstärkt die JavaScript basierende <text:span text:style-name="T3">Interface-</text:span>API jQuery Mobile zum Einsatz kommen und demonstrieren, dass diese sich mit nativen Apps von herkömmlichen Smartphone Betriebssystemen messen kann.</text:p>
      <text:p text:style-name="P1">Eine weitere Priorität des Projekts lag darin das Projekt über ein Versionskontrolltieres System, <text:span text:style-name="T3">Git</text:span>, zu Entwickeln und zu Verwalten und damit vorhandene Softwareentwicklungstechniken <text:span text:style-name="T3">weiter </text:span>zu vertiefen.</text:p>
      <text:p text:style-name="P1"><text:s/></text:p>
      <text:h text:style-name="P7" text:outline-level="2"/>
      <text:h text:style-name="P9" text:outline-level="2">Concepts</text:h>
      <text:h text:style-name="P6" text:outline-level="2">Architektur</text:h>
      <text:p text:style-name="P13"><text:span text:style-name="T3">Ein kleines PHP Framework auf Basis des </text:span>Model View Controller<text:span text:style-name="T3"> Design Patterns.</text:span></text:p>
      <text:h text:style-name="P6" text:outline-level="2">Klassen</text:h>
      <text:h text:style-name="P12" text:outline-level="3">Bootstrap</text:h>
      <text:p text:style-name="P17">Die erste Klasse die von Index im Root Verzeichnis aufgerufen wird ist Bootstrap. Darin befindet sich die Routing Logik der App.</text:p>
      <text:p text:style-name="P18">$url[0]/$url[1]/$url[2]</text:p>
      <text:p text:style-name="P18">Ordner/Funktion/Parameter</text:p>
      <text:h text:style-name="P8" text:outline-level="2"/>
      <text:h text:style-name="P10" text:outline-level="2">Tools</text:h>
      <text:p text:style-name="P19"><text:span text:style-name="T2">H</text:span><text:span text:style-name="T1">ier ist eine Auflistung der über den Projektverlauf verwendeter Software.</text:span></text:p>
      <text:h text:style-name="P11" text:outline-level="4">Versioncontrol</text:h>
      <text:list xml:id="list8575899190183503939" text:style-name="L1">
        <text:list-item>
          <text:p text:style-name="P14">Git 1.8.0</text:p>
        </text:list-item>
        <text:list-item>
          <text:p text:style-name="P14">CLI <text:span text:style-name="T3">von Git und GitHub</text:span></text:p>
        </text:list-item>
        <text:list-item>
          <text:p text:style-name="P16">GUI von GitHub</text:p>
        </text:list-item>
        <text:list-item>
          <text:p text:style-name="P16">Sourctree von Atlassian</text:p>
        </text:list-item>
      </text:list>
      <text:h text:style-name="P11" text:outline-level="4">Editor &amp; IDE</text:h>
      <text:list xml:id="list23545266157754" text:continue-numbering="true" text:style-name="L1">
        <text:list-item>
          <text:p text:style-name="P14">NetBeans 7.3</text:p>
        </text:list-item>
        <text:list-item>
          <text:p text:style-name="P14">Notepad++ 6.2</text:p>
        </text:list-item>
        <text:list-item>
          <text:p text:style-name="P16">Sublime Text 2</text:p>
        </text:list-item>
        <text:list-item>
          <text:p text:style-name="P15">Libreoffice 3.6</text:p>
        </text:list-item>
      </text:list>
      <text:h text:style-name="P11" text:outline-level="4">Server</text:h>
      <text:list xml:id="list23545269163390" text:continue-numbering="true" text:style-name="L1">
        <text:list-item>
          <text:p text:style-name="P14">local → XAMPP <text:span text:style-name="T3">v.</text:span>1.7.7, <text:span text:style-name="T3">v.1.8.2</text:span></text:p>
          <text:list>
            <text:list-item>
              <text:p text:style-name="P14">PHP 5.3.8</text:p>
            </text:list-item>
            <text:list-item>
              <text:p text:style-name="P14">PDO_MySQL 5.0.8</text:p>
            </text:list-item>
          </text:list>
        </text:list-item>
        <text:list-item>
          <text:p text:style-name="P14">virtual → pstud1</text:p>
        </text:list-item>
        <text:list-item>
          <text:p text:style-name="P14">transfer</text:p>
          <text:list>
            <text:list-item>
              <text:p text:style-name="P14">Filezilla 3.6.0.2</text:p>
            </text:list-item>
          </text:list>
        </text:list-item>
      </text:list>
      <text:h text:style-name="P11" text:outline-level="4">Browser + Addons</text:h>
      <text:list xml:id="list23545272132207" text:continue-numbering="true" text:style-name="L1">
        <text:list-item>
          <text:p text:style-name="P14">Firefox + Firebug + Developertools</text:p>
        </text:list-item>
        <text:list-item>
          <text:p text:style-name="P14">Chrome + Developertools</text:p>
        </text:list-item>
      </text:list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Standard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style:contextual-spacing="false" fo:line-height="150%" style:page-number="auto"/>
      <style:text-properties style:font-name="Verdana" fo:font-size="11pt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6T07:46:25.03</meta:creation-date>
    <meta:generator>LibreOffice/4.1.0.4$Windows_x86 LibreOffice_project/89ea49ddacd9aa532507cbf852f2bb22b1ace28</meta:generator>
    <dc:date>2013-08-08T02:35:45.181000000</dc:date>
    <meta:editing-duration>PT30S</meta:editing-duration>
    <meta:editing-cycles>5</meta:editing-cycles>
    <meta:document-statistic meta:table-count="0" meta:image-count="0" meta:object-count="0" meta:page-count="4" meta:paragraph-count="36" meta:word-count="200" meta:character-count="1327" meta:non-whitespace-character-count="1177"/>
  </office:meta>
</office:document-meta>
</file>